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" svg:font-family="" style:font-family-generic="roman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9.83mm"/>
    </style:style>
    <style:style style:name="co3" style:family="table-column">
      <style:table-column-properties fo:break-before="auto" style:column-width="31.73mm"/>
    </style:style>
    <style:style style:name="co4" style:family="table-column">
      <style:table-column-properties fo:break-before="auto" style:column-width="71.7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in Modern Roman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in Modern Roman"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atin Modern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atin Modern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 style:text-outline="false" style:text-line-through-style="none" style:text-line-through-type="none" style:font-name="Latin Modern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atin Modern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move Equation and replace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Remove Equations and replace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t removing equation (full of ones)</text:p>
          </table:table-cell>
          <table:covered-table-cell table:number-columns-repeated="2" table:style-name="ce4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Experiment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28-3-5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5,175s</text:p>
          </table:table-cell>
          <table:table-cell table:style-name="ce11" office:value-type="float" office:value="27918" calcext:value-type="float">
            <text:p>2791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12,636s</text:p>
          </table:table-cell>
          <table:table-cell table:style-name="ce7" office:value-type="float" office:value="26102" calcext:value-type="float">
            <text:p>2610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3-1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string" calcext:value-type="string">
            <text:p>0,523s</text:p>
          </table:table-cell>
          <table:table-cell table:style-name="ce6" office:value-type="float" office:value="55" calcext:value-type="float">
            <text:p>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0,558s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4-4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,802s</text:p>
          </table:table-cell>
          <table:table-cell table:style-name="ce7" office:value-type="float" office:value="4998" calcext:value-type="float">
            <text:p>499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,422s</text:p>
          </table:table-cell>
          <table:table-cell table:style-name="ce7" office:value-type="float" office:value="4998" calcext:value-type="float">
            <text:p>4998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5-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69,650s</text:p>
          </table:table-cell>
          <table:table-cell table:style-name="ce7" office:value-type="float" office:value="36729" calcext:value-type="float">
            <text:p>3672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66,242s</text:p>
          </table:table-cell>
          <table:table-cell table:style-name="ce7" office:value-type="float" office:value="36729" calcext:value-type="float">
            <text:p>36729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3-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0,265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string" calcext:value-type="string">
            <text:p>0,315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4-3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2,222s</text:p>
          </table:table-cell>
          <table:table-cell table:style-name="ce7" office:value-type="float" office:value="2505" calcext:value-type="float">
            <text:p>250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,117s</text:p>
          </table:table-cell>
          <table:table-cell table:style-name="ce6" office:value-type="float" office:value="2505" calcext:value-type="float">
            <text:p>250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5-3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7,667s</text:p>
          </table:table-cell>
          <table:table-cell table:style-name="ce7" office:value-type="float" office:value="4637" calcext:value-type="float">
            <text:p>463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,851s</text:p>
          </table:table-cell>
          <table:table-cell table:style-name="ce6" office:value-type="float" office:value="4637" calcext:value-type="float">
            <text:p>4637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move Equation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>
          <table:table-cell table:style-name="ce2"/>
          <table:table-cell table:style-name="ce4" office:value-type="string" calcext:value-type="string" table:number-columns-spanned="3" table:number-rows-spanned="1">
            <text:p>Remove Equations (full of ones)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t removing equation (full of ones)</text:p>
          </table:table-cell>
          <table:covered-table-cell table:number-columns-repeated="2"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28-3-5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3,651s</text:p>
          </table:table-cell>
          <table:table-cell table:style-name="ce11" office:value-type="float" office:value="27747" calcext:value-type="float">
            <text:p>27747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12,636s</text:p>
          </table:table-cell>
          <table:table-cell table:style-name="ce7" office:value-type="float" office:value="26102" calcext:value-type="float">
            <text:p>261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92-3-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0,530s</text:p>
          </table:table-cell>
          <table:table-cell table:style-name="ce6" office:value-type="float" office:value="55" calcext:value-type="float">
            <text:p>5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0,558s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92-4-4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,654s</text:p>
          </table:table-cell>
          <table:table-cell table:style-name="ce7" office:value-type="float" office:value="4998" calcext:value-type="float">
            <text:p>499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,422s</text:p>
          </table:table-cell>
          <table:table-cell table:style-name="ce7" office:value-type="float" office:value="4998" calcext:value-type="float">
            <text:p>49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92-5-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68,554s</text:p>
          </table:table-cell>
          <table:table-cell table:style-name="ce7" office:value-type="float" office:value="36729" calcext:value-type="float">
            <text:p>3672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66,242s</text:p>
          </table:table-cell>
          <table:table-cell table:style-name="ce7" office:value-type="float" office:value="36729" calcext:value-type="float">
            <text:p>36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6-3-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0,265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string" calcext:value-type="string">
            <text:p>0,315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6-4-3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2,203s</text:p>
          </table:table-cell>
          <table:table-cell table:style-name="ce7" office:value-type="float" office:value="2505" calcext:value-type="float">
            <text:p>250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,117s</text:p>
          </table:table-cell>
          <table:table-cell table:style-name="ce6" office:value-type="float" office:value="2505" calcext:value-type="float">
            <text:p>2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6-5-3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7,148s</text:p>
          </table:table-cell>
          <table:table-cell table:style-name="ce7" office:value-type="float" office:value="4637" calcext:value-type="float">
            <text:p>463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,851s</text:p>
          </table:table-cell>
          <table:table-cell table:style-name="ce6" office:value-type="float" office:value="4637" calcext:value-type="float">
            <text:p>4637</text:p>
          </table:table-cell>
          <table:table-cell table:number-columns-repeated="1017"/>
        </table:table-row>
        <table:table-row table:style-name="ro1" table:number-rows-repeated="5">
          <table:table-cell/>
          <table:table-cell table:style-name="ce1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ove Equation (when nbTrues == 2)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Remove Equations (full of ones &amp;&amp; nb of ones == 2)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t removing equation (full of ones)</text:p>
          </table:table-cell>
          <table:covered-table-cell table:number-columns-repeated="2" table:style-name="ce4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Experiment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style-name="ce5" office:value-type="string" calcext:value-type="string">
            <text:p>Solution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de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28-3-5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2,652s</text:p>
          </table:table-cell>
          <table:table-cell table:style-name="ce7" office:value-type="float" office:value="26102" calcext:value-type="float">
            <text:p>2610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12,636s</text:p>
          </table:table-cell>
          <table:table-cell table:style-name="ce7" office:value-type="float" office:value="26102" calcext:value-type="float">
            <text:p>2610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3-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0,502s</text:p>
          </table:table-cell>
          <table:table-cell table:style-name="ce6" office:value-type="float" office:value="55" calcext:value-type="float">
            <text:p>5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0,558s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4-4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,555s</text:p>
          </table:table-cell>
          <table:table-cell table:style-name="ce7" office:value-type="float" office:value="4998" calcext:value-type="float">
            <text:p>4998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,422s</text:p>
          </table:table-cell>
          <table:table-cell table:style-name="ce7" office:value-type="float" office:value="4998" calcext:value-type="float">
            <text:p>4998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92-5-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67,054s</text:p>
          </table:table-cell>
          <table:table-cell table:style-name="ce7" office:value-type="float" office:value="36729" calcext:value-type="float">
            <text:p>36729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66,242s</text:p>
          </table:table-cell>
          <table:table-cell table:style-name="ce7" office:value-type="float" office:value="36729" calcext:value-type="float">
            <text:p>36729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3-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0,238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string" calcext:value-type="string">
            <text:p>0,315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4-3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2,222s</text:p>
          </table:table-cell>
          <table:table-cell table:style-name="ce7" office:value-type="float" office:value="2505" calcext:value-type="float">
            <text:p>250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,117s</text:p>
          </table:table-cell>
          <table:table-cell table:style-name="ce6" office:value-type="float" office:value="2505" calcext:value-type="float">
            <text:p>250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256-5-3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7,120s</text:p>
          </table:table-cell>
          <table:table-cell table:style-name="ce7" office:value-type="float" office:value="4637" calcext:value-type="float">
            <text:p>4637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,851s</text:p>
          </table:table-cell>
          <table:table-cell table:style-name="ce6" office:value-type="float" office:value="4637" calcext:value-type="float">
            <text:p>4637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" svg:font-family="" style:font-family-generic="roman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07:58:22.331021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1:24.334996689</meta:creation-date>
    <dc:date>2019-03-25T10:17:54.477282075</dc:date>
    <meta:editing-duration>PT2H50M16S</meta:editing-duration>
    <meta:editing-cycles>23</meta:editing-cycles>
    <meta:generator>LibreOffice/6.1.5.2$Linux_X86_64 LibreOffice_project/10$Build-2</meta:generator>
    <meta:document-statistic meta:table-count="3" meta:cell-count="174" meta:object-count="0"/>
  </office:meta>
</office:document-meta>
</file>